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906" officeooo:paragraph-rsid="000c8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(x)=3x²-12x+13</text:p>
      <text:p text:style-name="P1"/>
      <text:p text:style-name="P1">alpha= -(-12)/(2*3)=2</text:p>
      <text:p text:style-name="P1"/>
      <text:p text:style-name="P1">Comment puis-je calculer Bêta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2:41:38.285637828</meta:creation-date>
    <dc:date>2015-09-06T13:58:58.20063616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1" meta:character-count="70" meta:non-whitespace-character-count="64"/>
  </office:meta>
</office:document-meta>
</file>